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="" draw:marker-start-width="0.276cm" draw:marker-end-width="0.276cm" draw:fill="solid" draw:fill-color="#ffcccc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="" draw:marker-start-width="0.276cm" draw:marker-end-width="0.276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draw:marker-start="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draw:marker-start="" draw:fill="none" draw:textarea-vertical-align="middle"/>
    </style:style>
    <style:style style:name="gr7" style:family="graphic" style:parent-style-name="standard">
      <style:graphic-properties draw:stroke="solid" svg:stroke-width="0.051cm" svg:stroke-color="#000000" draw:marker-start="" draw:marker-start-width="0.276cm" draw:marker-end-width="0.276cm" draw:fill="solid" draw:fill-color="#000000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draw:marker-start="" draw:fill="solid" draw:fill-color="#000000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29cm" fo:min-width="0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.026cm" fo:min-width="0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893cm" fo:min-width="0cm"/>
    </style:style>
    <style:style style:name="gr12" style:family="graphic" style:parent-style-name="standard">
      <style:graphic-properties draw:stroke="dash" draw:stroke-dash="Fine_20_Dashed_20__28_var_29_" svg:stroke-width="0.051cm" svg:stroke-color="#000000" draw:marker-start="Arrow" draw:marker-start-width="0.376cm" draw:marker-end="Arrow" draw:marker-end-width="0.3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.147cm" fo:min-width="0cm"/>
    </style:style>
    <style:style style:name="gr14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.401cm" fo:min-width="0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1.6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fo:font-style="italic" style:font-size-asian="22pt" style:font-style-asian="italic" style:font-size-complex="22pt" style:font-style-complex="italic"/>
    </style:style>
    <style:style style:name="P4" style:family="paragraph">
      <style:text-properties fo:font-family="Cambria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5" style:family="paragraph"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paragraph-properties fo:text-align="end"/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family="Cambria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381cm" svg:height="6.73cm" svg:x="6.842cm" svg:y="1.635cm" svg:viewBox="0 0 8382 6731" draw:points="0,0 2794,0 8382,4191 7239,6731 0,4064">
          <text:p/>
        </draw:polygon>
        <draw:polygon draw:style-name="gr2" draw:text-style-name="P1" draw:layer="layout" svg:width="10.54cm" svg:height="10.159cm" svg:x="1.508cm" svg:y="14.208cm" svg:viewBox="0 0 10541 10160" draw:points="0,0 4318,0 10541,7673 10541,10160 0,10160">
          <text:p/>
        </draw:polygon>
        <draw:line draw:style-name="gr3" draw:text-style-name="P1" draw:layer="layout" svg:x1="8.996cm" svg:y1="4.659cm" svg:x2="4.546cm" svg:y2="15.043cm">
          <text:p/>
        </draw:line>
        <draw:line draw:style-name="gr3" draw:text-style-name="P1" draw:layer="layout" svg:x1="13.075cm" svg:y1="6.143cm" svg:x2="10.85cm" svg:y2="22.46cm">
          <text:p/>
        </draw:line>
        <draw:line draw:style-name="gr3" draw:text-style-name="P1" draw:layer="layout" svg:x1="8.996cm" svg:y1="4.659cm" svg:x2="13.075cm" svg:y2="6.142cm">
          <text:p/>
        </draw:line>
        <draw:circle draw:style-name="gr4" draw:text-style-name="P1" draw:layer="layout" svg:width="0.741cm" svg:height="0.742cm" svg:x="8.646cm" svg:y="4.309cm">
          <text:p/>
        </draw:circle>
        <draw:circle draw:style-name="gr4" draw:text-style-name="P1" draw:layer="layout" svg:width="0.742cm" svg:height="0.742cm" svg:x="12.704cm" svg:y="5.772cm">
          <text:p/>
        </draw:circle>
        <draw:circle draw:style-name="gr4" draw:text-style-name="P1" draw:layer="layout" svg:width="0.742cm" svg:height="0.742cm" svg:x="10.479cm" svg:y="22.089cm">
          <text:p/>
        </draw:circle>
        <draw:circle draw:style-name="gr4" draw:text-style-name="P1" draw:layer="layout" svg:width="0.742cm" svg:height="0.742cm" svg:x="4.175cm" svg:y="14.672cm">
          <text:p/>
        </draw:circle>
        <draw:line draw:style-name="gr5" draw:text-style-name="P1" draw:layer="layout" svg:x1="4.546cm" svg:y1="15.043cm" svg:x2="10.85cm" svg:y2="22.46cm">
          <text:p/>
        </draw:line>
        <draw:line draw:style-name="gr6" draw:text-style-name="P1" draw:layer="layout" svg:x1="4.549cm" svg:y1="15.043cm" svg:x2="13.075cm" svg:y2="6.143cm">
          <text:p/>
        </draw:line>
        <draw:line draw:style-name="gr5" draw:text-style-name="P1" draw:layer="layout" svg:x1="19.288cm" svg:y1="22.463cm" svg:x2="2.905cm" svg:y2="22.46cm">
          <text:p/>
        </draw:line>
        <draw:custom-shape draw:style-name="gr7" draw:text-style-name="P1" draw:layer="layout" svg:width="4.391cm" svg:height="4.466cm" draw:transform="rotate (-1.56922553046899) translate (12.835cm 20.679cm)">
          <text:p text:style-name="P1"><text:s/></text:p>
          <draw:enhanced-geometry svg:viewBox="0 0 21600 21600" draw:mirror-vertical="true" draw:mirror-horizontal="false" draw:text-areas="0 0 21600 21600" draw:type="circular-arrow" draw:modifiers="-78.8797860514781 -26.781928327911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1" draw:layer="layout" svg:x1="9.791cm" svg:y1="15.043cm" svg:x2="4.549cm" svg:y2="15.043cm">
          <text:p/>
        </draw:line>
        <draw:custom-shape draw:style-name="gr7" draw:text-style-name="P1" draw:layer="layout" svg:width="4.419cm" svg:height="4.496cm" draw:transform="rotate (-1.56922553046899) translate (6.461cm 12.342cm)">
          <text:p text:style-name="P1"><text:s/></text:p>
          <draw:enhanced-geometry svg:viewBox="0 0 21600 21600" draw:mirror-vertical="true" draw:text-areas="0 0 21600 21600" draw:type="circular-arrow" draw:modifiers="-141.939352848858 -116.204651370493 10779.095747317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4.78cm" svg:height="4.862cm" draw:transform="rotate (-1.56922553046899) translate (13.438cm 20.431cm)">
          <text:p text:style-name="P1"><text:s/></text:p>
          <draw:enhanced-geometry svg:viewBox="0 0 21600 21600" draw:mirror-vertical="false" draw:mirror-horizontal="true" draw:text-areas="0 0 21600 21600" draw:type="circular-arrow" draw:modifiers="-141.939352848858 -112.379519934684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1" draw:layer="layout" svg:x1="9.001cm" svg:y1="4.683cm" svg:x2="11.795cm" svg:y2="7.477cm">
          <text:p/>
        </draw:line>
        <draw:rect draw:style-name="gr4" draw:text-style-name="P1" draw:layer="layout" svg:width="0.254cm" svg:height="0.254cm" draw:transform="rotate (0.792728546255675) translate (11.436cm 7.482cm)">
          <text:p/>
        </draw:rect>
        <draw:line draw:style-name="gr5" draw:text-style-name="P1" draw:layer="layout" svg:x1="11.795cm" svg:y1="7.477cm" svg:x2="9.636cm" svg:y2="7.477cm">
          <text:p/>
        </draw:line>
        <draw:custom-shape draw:style-name="gr7" draw:text-style-name="P1" draw:layer="layout" svg:width="2.751cm" svg:height="2.798cm" draw:transform="rotate (-1.56922553046899) translate (13.166cm 6.093cm)">
          <text:p text:style-name="P1"><text:s/></text:p>
          <draw:enhanced-geometry svg:viewBox="0 0 21600 21600" draw:mirror-vertical="false" draw:mirror-horizontal="true" draw:text-areas="0 0 21600 21600" draw:type="circular-arrow" draw:modifiers="-88.26479041797 -56.321471083767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ircle draw:style-name="gr8" draw:text-style-name="P1" draw:layer="layout" svg:width="0.201cm" svg:height="0.201cm" svg:x="11.682cm" svg:y="7.376cm">
          <text:p/>
        </draw:circle>
        <draw:frame draw:style-name="gr9" draw:text-style-name="P2" draw:layer="layout" svg:width="2.54cm" svg:height="2.54cm" svg:x="2.524cm" svg:y="14.716cm">
          <draw:text-box>
            <text:p><text:span text:style-name="T1">OA</text:span></text:p>
            <text:p><text:span text:style-name="T2">(u,v)</text:span></text:p>
          </draw:text-box>
        </draw:frame>
        <draw:frame draw:style-name="gr10" draw:text-style-name="P2" draw:layer="layout" svg:width="1.143cm" svg:height="1.276cm" svg:x="7.858cm" svg:y="3.026cm">
          <draw:text-box>
            <text:p><text:span text:style-name="T1">A</text:span></text:p>
          </draw:text-box>
        </draw:frame>
        <draw:frame draw:style-name="gr10" draw:text-style-name="P2" draw:layer="layout" svg:width="1.143cm" svg:height="1.276cm" svg:x="13.446cm" svg:y="4.677cm">
          <draw:text-box>
            <text:p><text:span text:style-name="T1">B</text:span></text:p>
          </draw:text-box>
        </draw:frame>
        <draw:frame draw:style-name="gr10" draw:text-style-name="P2" draw:layer="layout" svg:width="1.143cm" svg:height="1.276cm" svg:x="11.668cm" svg:y="7.223cm">
          <draw:text-box>
            <text:p><text:span text:style-name="T1">D</text:span></text:p>
          </draw:text-box>
        </draw:frame>
        <draw:frame draw:style-name="gr10" draw:text-style-name="P3" draw:layer="layout" svg:width="1.143cm" svg:height="1.276cm" svg:x="12.303cm" svg:y="11.922cm">
          <draw:text-box>
            <text:p><text:span text:style-name="T2">b</text:span></text:p>
          </draw:text-box>
        </draw:frame>
        <draw:frame draw:style-name="gr10" draw:text-style-name="P3" draw:layer="layout" svg:width="0.889cm" svg:height="1.276cm" svg:x="5.699cm" svg:y="9.122cm">
          <draw:text-box>
            <text:p><text:span text:style-name="T2">a</text:span></text:p>
          </draw:text-box>
        </draw:frame>
        <draw:frame draw:style-name="gr10" draw:text-style-name="P3" draw:layer="layout" svg:width="1.143cm" svg:height="1.276cm" svg:x="10.906cm" svg:y="4.169cm">
          <draw:text-box>
            <text:p><text:span text:style-name="T2">c</text:span></text:p>
          </draw:text-box>
        </draw:frame>
        <draw:frame draw:style-name="gr11" draw:text-style-name="P3" draw:layer="layout" svg:width="1.143cm" svg:height="1.143cm" svg:x="11.541cm" svg:y="5.947cm">
          <draw:text-box>
            <text:p><text:span text:style-name="T2">e</text:span></text:p>
          </draw:text-box>
        </draw:frame>
        <draw:frame draw:style-name="gr11" draw:text-style-name="P3" draw:layer="layout" svg:width="1.143cm" svg:height="1.143cm" svg:x="9.382cm" svg:y="5.572cm">
          <draw:text-box>
            <text:p><text:span text:style-name="T2">h</text:span></text:p>
          </draw:text-box>
        </draw:frame>
        <draw:frame draw:style-name="gr10" draw:text-style-name="P3" draw:layer="layout" svg:width="0.889cm" svg:height="1.276cm" svg:x="9.509cm" svg:y="9.636cm">
          <draw:text-box>
            <text:p><text:span text:style-name="T2">f</text:span></text:p>
          </draw:text-box>
        </draw:frame>
        <draw:line draw:style-name="gr12" draw:text-style-name="P1" draw:layer="layout" svg:x1="4.549cm" svg:y1="15.043cm" svg:x2="13.075cm" svg:y2="6.143cm">
          <text:p/>
        </draw:line>
        <draw:line draw:style-name="gr12" draw:text-style-name="P1" draw:layer="layout" svg:x1="11.668cm" svg:y1="7.35cm" svg:x2="12.987cm" svg:y2="6.02cm">
          <text:p/>
        </draw:line>
        <draw:frame draw:style-name="gr10" draw:text-style-name="P3" draw:layer="layout" svg:width="1.143cm" svg:height="1.276cm" svg:x="12.303cm" svg:y="20.679cm">
          <draw:text-box>
            <text:p><text:span text:style-name="T2">Ψ</text:span></text:p>
          </draw:text-box>
        </draw:frame>
        <draw:frame draw:style-name="gr10" draw:text-style-name="P3" draw:layer="layout" svg:width="1.143cm" svg:height="1.276cm" svg:x="8.239cm" svg:y="20.431cm">
          <draw:text-box>
            <text:p><text:span text:style-name="T2">σ</text:span></text:p>
          </draw:text-box>
        </draw:frame>
        <draw:frame draw:style-name="gr10" draw:text-style-name="P3" draw:layer="layout" svg:width="1.143cm" svg:height="1.276cm" svg:x="5.953cm" svg:y="15.599cm">
          <draw:text-box>
            <text:p><text:span text:style-name="T2">σ</text:span></text:p>
          </draw:text-box>
        </draw:frame>
        <draw:frame draw:style-name="gr10" draw:text-style-name="P3" draw:layer="layout" svg:width="1.143cm" svg:height="1.276cm" svg:x="6.461cm" svg:y="18.145cm">
          <draw:text-box>
            <text:p><text:span text:style-name="T2">g</text:span></text:p>
          </draw:text-box>
        </draw:frame>
        <draw:frame draw:style-name="gr13" draw:text-style-name="P4" draw:layer="layout" svg:width="0.889cm" svg:height="1.397cm" svg:x="9.636cm" svg:y="7.35cm">
          <draw:text-box>
            <text:p><text:span text:style-name="T3">γ</text:span></text:p>
          </draw:text-box>
        </draw:frame>
        <draw:circle draw:style-name="gr8" draw:text-style-name="P1" draw:layer="layout" svg:width="0.201cm" svg:height="0.201cm" svg:x="6.744cm" svg:y="1.562cm">
          <text:p/>
        </draw:circle>
        <draw:frame draw:style-name="gr10" draw:text-style-name="P2" draw:layer="layout" svg:width="1.143cm" svg:height="1.276cm" svg:x="6.715cm" svg:y="1.508cm">
          <draw:text-box>
            <text:p><text:span text:style-name="T1">C</text:span></text:p>
          </draw:text-box>
        </draw:frame>
        <draw:line draw:style-name="gr14" draw:text-style-name="P1" draw:layer="layout" svg:x1="1.508cm" svg:y1="24.368cm" svg:x2="1.508cm" svg:y2="19.415cm">
          <text:p/>
        </draw:line>
        <draw:line draw:style-name="gr14" draw:text-style-name="P1" draw:layer="layout" svg:x1="1.508cm" svg:y1="24.369cm" svg:x2="5.572cm" svg:y2="24.368cm">
          <text:p/>
        </draw:line>
        <draw:circle draw:style-name="gr4" draw:text-style-name="P1" draw:layer="layout" svg:width="0.741cm" svg:height="0.742cm" svg:x="1.148cm" svg:y="23.987cm">
          <text:p/>
        </draw:circle>
        <draw:frame draw:style-name="gr10" draw:text-style-name="P5" draw:layer="layout" svg:width="1.143cm" svg:height="1.276cm" svg:x="4.429cm" svg:y="24.114cm">
          <draw:text-box>
            <text:p><text:span text:style-name="T4">x</text:span></text:p>
          </draw:text-box>
        </draw:frame>
        <draw:frame draw:style-name="gr10" draw:text-style-name="P5" draw:layer="layout" svg:width="1.143cm" svg:height="1.276cm" svg:x="1.508cm" svg:y="19.663cm">
          <draw:text-box>
            <text:p><text:span text:style-name="T4">y</text:span></text:p>
          </draw:text-box>
        </draw:frame>
        <draw:line draw:style-name="gr5" draw:text-style-name="P1" draw:layer="layout" svg:x1="1.508cm" svg:y1="24.368cm" svg:x2="1.508cm" svg:y2="1.254cm">
          <text:p/>
        </draw:line>
        <draw:line draw:style-name="gr12" draw:text-style-name="P1" draw:layer="layout" svg:x1="1.508cm" svg:y1="2.27cm" svg:x2="6.842cm" svg:y2="2.239cm">
          <text:p/>
        </draw:line>
        <draw:frame draw:style-name="gr15" draw:text-style-name="P2" draw:layer="layout" svg:width="5.842cm" svg:height="1.651cm" svg:x="10.373cm" svg:y="22.839cm">
          <draw:text-box>
            <text:p><text:span text:style-name="T1">OB </text:span><text:span text:style-name="T2">(u+p,v+q)</text:span></text:p>
          </draw:text-box>
        </draw:frame>
        <draw:frame draw:style-name="gr16" draw:text-style-name="P6" draw:layer="layout" svg:width="5.207cm" svg:height="1.864cm" svg:x="1.635cm" svg:y="2.524cm">
          <draw:text-box>
            <text:p text:style-name="P1"><text:span text:style-name="T5">gripper opening</text:span></text:p>
            <text:p text:style-name="P1"><text:span text:style-name="T6">2</text:span></text:p>
          </draw:text-box>
        </draw:frame>
        <draw:custom-shape draw:style-name="gr7" draw:text-style-name="P1" draw:layer="layout" svg:width="4.419cm" svg:height="4.51cm" draw:transform="rotate (-1.56922553046899) translate (6.468cm 12.322cm)">
          <text:p text:style-name="P1"><text:s/></text:p>
          <draw:enhanced-geometry svg:viewBox="0 0 21600 21600" draw:mirror-vertical="true" draw:text-areas="0 0 21600 21600" draw:type="circular-arrow" draw:modifiers="-101.860129651089 -50.394650390339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1.143cm" svg:height="1.276cm" svg:x="6.334cm" svg:y="13.313cm">
          <draw:text-box>
            <text:p><text:span text:style-name="T2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B</meta:initial-creator>
    <meta:creation-date>2021-10-15T08:35:37.54</meta:creation-date>
    <dc:date>2021-10-20T10:25:36.07</dc:date>
    <dc:creator>Robin B</dc:creator>
    <meta:editing-duration>PT6H15M39S</meta:editing-duration>
    <meta:editing-cycles>7</meta:editing-cycles>
    <meta:generator>OpenOffice/4.1.7$Win32 OpenOffice.org_project/417m1$Build-9800</meta:generator>
    <meta:document-statistic meta:object-count="51"/>
  </office:meta>
</office:document-meta>
</file>